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4" manifest:media-type=""/>
  <manifest:file-entry manifest:full-path="ObjectReplacements/Object 5" manifest:media-type=""/>
  <manifest:file-entry manifest:full-path="Object 5" manifest:media-type="application/octet-stream"/>
  <manifest:file-entry manifest:full-path="Object 4" manifest:media-type="application/octet-stream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Column27" style:family="table-column">
      <style:table-column-properties style:column-width="1.0416in" style:use-optimal-column-width="false"/>
    </style:style>
    <style:style style:name="TableColumn28" style:family="table-column">
      <style:table-column-properties style:column-width="5.6513in" style:use-optimal-column-width="false"/>
    </style:style>
    <style:style style:name="Table26" style:family="table">
      <style:table-properties style:width="6.693in" fo:margin-left="-0.012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8pt" style:font-size-asian="8pt" style:font-size-complex="8pt"/>
    </style:style>
    <style:style style:name="TableCell3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Column50" style:family="table-column">
      <style:table-column-properties style:column-width="3.3458in" style:use-optimal-column-width="false"/>
    </style:style>
    <style:style style:name="TableColumn51" style:family="table-column">
      <style:table-column-properties style:column-width="3.3472in" style:use-optimal-column-width="false"/>
    </style:style>
    <style:style style:name="Table49" style:family="table">
      <style:table-properties style:width="6.693in" fo:margin-left="-0.009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" style:family="table-column">
      <style:table-column-properties style:column-width="1.0145in" style:use-optimal-column-width="false"/>
    </style:style>
    <style:style style:name="TableColumn84" style:family="table-column">
      <style:table-column-properties style:column-width="5.602in" style:use-optimal-column-width="false"/>
    </style:style>
    <style:style style:name="Table82" style:family="table">
      <style:table-properties style:width="6.6166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P90" style:parent-style-name="TableContents" style:family="paragraph">
      <style:text-properties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4" style:family="table-column">
      <style:table-column-properties style:column-width="1.0256in" style:use-optimal-column-width="false"/>
    </style:style>
    <style:style style:name="TableColumn95" style:family="table-column">
      <style:table-column-properties style:column-width="5.5909in" style:use-optimal-column-width="false"/>
    </style:style>
    <style:style style:name="Table93" style:family="table">
      <style:table-properties style:width="6.6166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TableContents" style:list-style-name="LFO1" style:family="paragraph">
      <style:text-properties fo:font-size="8pt" style:font-size-asian="8pt" style:font-size-complex="8pt"/>
    </style:style>
    <style:style style:name="P101" style:parent-style-name="TableContents" style:list-style-name="LFO1" style:family="paragraph">
      <style:text-properties fo:font-size="8pt" style:font-size-asian="8pt" style:font-size-complex="8pt"/>
    </style:style>
    <style:style style:name="P102" style:parent-style-name="TableContents" style:list-style-name="LFO1" style:family="paragraph">
      <style:text-properties fo:font-size="8pt" style:font-size-asian="8pt" style:font-size-complex="8pt"/>
    </style:style>
    <style:style style:name="P103" style:parent-style-name="TableContents" style:list-style-name="LFO1" style:family="paragraph">
      <style:text-properties fo:font-size="8pt" style:font-size-asian="8pt" style:font-size-complex="8pt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8" style:family="table-column">
      <style:table-column-properties style:column-width="1.0361in" style:use-optimal-column-width="false"/>
    </style:style>
    <style:style style:name="TableColumn109" style:family="table-column">
      <style:table-column-properties style:column-width="5.5861in" style:use-optimal-column-width="false"/>
    </style:style>
    <style:style style:name="Table107" style:family="table">
      <style:table-properties style:width="6.6222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Cell1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8pt" style:font-size-asian="8pt" style:font-size-complex="8pt"/>
    </style:style>
    <style:style style:name="P115" style:parent-style-name="TableContents" style:list-style-name="LFO2" style:family="paragraph">
      <style:text-properties fo:font-size="8pt" style:font-size-asian="8pt" style:font-size-complex="8pt"/>
    </style:style>
    <style:style style:name="P116" style:parent-style-name="TableContents" style:list-style-name="LFO2" style:family="paragraph">
      <style:text-properties fo:font-size="8pt" style:font-size-asian="8pt" style:font-size-complex="8pt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P118" style:parent-style-name="TableContents" style:list-style-name="LFO3" style:family="paragraph">
      <style:text-properties fo:font-size="8pt" style:font-size-asian="8pt" style:font-size-complex="8pt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3" style:family="paragraph">
      <style:text-properties fo:font-size="8pt" style:font-size-asian="8pt" style:font-size-complex="8pt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list-style-name="LFO3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list-style-name="LFO4" style:family="paragraph">
      <style:text-properties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P126" style:parent-style-name="TableContents" style:list-style-name="LFO3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5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" style:family="table-column">
      <style:table-column-properties style:column-width="3.3048in" style:use-optimal-column-width="false"/>
    </style:style>
    <style:style style:name="TableColumn140" style:family="table-column">
      <style:table-column-properties style:column-width="3.3048in" style:use-optimal-column-width="false"/>
    </style:style>
    <style:style style:name="Table138" style:family="table">
      <style:table-properties style:width="6.6097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4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P156" style:parent-style-name="TableContents" style:list-style-name="LFO6" style:family="paragraph">
      <style:text-properties fo:font-size="8pt" style:font-size-asian="8pt" style:font-size-complex="8pt"/>
    </style:style>
    <style:style style:name="P157" style:parent-style-name="TableContents" style:list-style-name="LFO6" style:family="paragraph">
      <style:text-properties fo:font-size="8pt" style:font-size-asian="8pt" style:font-size-complex="8pt"/>
    </style:style>
    <style:style style:name="P158" style:parent-style-name="TableContents" style:list-style-name="LFO6" style:family="paragraph">
      <style:text-properties fo:font-size="8pt" style:font-size-asian="8pt" style:font-size-complex="8pt"/>
    </style:style>
    <style:style style:name="P159" style:parent-style-name="TableContents" style:family="paragraph">
      <style:text-properties fo:font-size="8pt" style:font-size-asian="8pt" style:font-size-complex="8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TableContents" style:family="paragraph">
      <style:text-properties fo:font-size="8pt" style:font-size-asian="8pt" style:font-size-complex="8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P170" style:parent-style-name="TableContents" style:list-style-name="LFO7" style:family="paragraph">
      <style:text-properties fo:font-size="8pt" style:font-size-asian="8pt" style:font-size-complex="8pt"/>
    </style:style>
    <style:style style:name="P171" style:parent-style-name="TableContents" style:list-style-name="LFO7" style:family="paragraph">
      <style:text-properties fo:font-size="8pt" style:font-size-asian="8pt" style:font-size-complex="8pt"/>
    </style:style>
    <style:style style:name="P172" style:parent-style-name="TableContents" style:list-style-name="LFO7" style:family="paragraph">
      <style:text-properties fo:font-size="8pt" style:font-size-asian="8pt" style:font-size-complex="8pt"/>
    </style:style>
    <style:style style:name="P173" style:parent-style-name="TableContents" style:list-style-name="LFO7" style:family="paragraph">
      <style:text-properties fo:font-size="8pt" style:font-size-asian="8pt" style:font-size-complex="8pt"/>
    </style:style>
    <style:style style:name="P174" style:parent-style-name="TableContents" style:list-style-name="LFO7" style:family="paragraph">
      <style:text-properties fo:font-size="8pt" style:font-size-asian="8pt" style:font-size-complex="8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P180" style:parent-style-name="TableContents" style:list-style-name="LFO8" style:family="paragraph">
      <style:text-properties fo:font-size="8pt" style:font-size-asian="8pt" style:font-size-complex="8pt"/>
    </style:style>
    <style:style style:name="P181" style:parent-style-name="TableContents" style:list-style-name="LFO8" style:family="paragraph">
      <style:text-properties fo:font-size="8pt" style:font-size-asian="8pt" style:font-size-complex="8pt"/>
    </style:style>
    <style:style style:name="P182" style:parent-style-name="TableContents" style:list-style-name="LFO8" style:family="paragraph">
      <style:text-properties fo:font-size="8pt" style:font-size-asian="8pt" style:font-size-complex="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TableContents" style:family="paragraph">
      <style:text-properties fo:font-size="8pt" style:font-size-asian="8pt" style:font-size-complex="8pt"/>
    </style:style>
    <style:style style:name="P193" style:parent-style-name="TableContents" style:list-style-name="LFO9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ableContents" style:family="paragraph">
      <style:text-properties fo:font-size="8pt" style:font-size-asian="8pt" style:font-size-complex="8pt"/>
    </style:style>
    <style:style style:name="P199" style:parent-style-name="TableContents" style:list-style-name="LFO10" style:family="paragraph">
      <style:text-properties fo:font-size="8pt" style:font-size-asian="8pt" style:font-size-complex="8pt"/>
    </style:style>
    <style:style style:name="P200" style:parent-style-name="TableContents" style:list-style-name="LFO10" style:family="paragraph">
      <style:text-properties fo:font-size="8pt" style:font-size-asian="8pt" style:font-size-complex="8pt"/>
    </style:style>
    <style:style style:name="P201" style:parent-style-name="TableContents" style:list-style-name="LFO10" style:family="paragraph">
      <style:text-properties fo:font-size="8pt" style:font-size-asian="8pt" style:font-size-complex="8pt"/>
    </style:style>
    <style:style style:name="P202" style:parent-style-name="TableContents" style:list-style-name="LFO10" style:family="paragraph">
      <style:text-properties fo:font-size="8pt" style:font-size-asian="8pt" style:font-size-complex="8pt"/>
    </style:style>
    <style:style style:name="P203" style:parent-style-name="TableContents" style:list-style-name="LFO10" style:family="paragraph">
      <style:text-properties fo:font-size="8pt" style:font-size-asian="8pt" style:font-size-complex="8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P212" style:parent-style-name="TableContents" style:list-style-name="LFO11" style:family="paragraph">
      <style:text-properties fo:font-size="8pt" style:font-size-asian="8pt" style:font-size-complex="8pt"/>
    </style:style>
    <style:style style:name="P213" style:parent-style-name="TableContents" style:family="paragraph">
      <style:text-properties fo:font-size="8pt" style:font-size-asian="8pt" style:font-size-complex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TableContents" style:family="paragraph">
      <style:text-properties fo:font-size="8pt" style:font-size-asian="8pt" style:font-size-complex="8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text-properties fo:font-size="8pt" style:font-size-asian="8pt" style:font-size-complex="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ableContents" style:family="paragraph">
      <style:text-properties fo:font-size="8pt" style:font-size-asian="8pt" style:font-size-complex="8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ableContents" style:family="paragraph">
      <style:text-properties fo:font-size="8pt" style:font-size-asian="8pt" style:font-size-complex="8pt"/>
    </style:style>
    <style:style style:name="P2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6" style:family="table-column">
      <style:table-column-properties style:column-width="3.3048in" style:use-optimal-column-width="false"/>
    </style:style>
    <style:style style:name="TableColumn237" style:family="table-column">
      <style:table-column-properties style:column-width="3.3048in" style:use-optimal-column-width="false"/>
    </style:style>
    <style:style style:name="Table235" style:family="table">
      <style:table-properties style:width="6.6097in" fo:margin-left="0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41" style:parent-style-name="TableContents" style:family="paragraph">
      <style:text-properties fo:font-size="8pt" style:font-size-asian="8pt" style:font-size-complex="8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ableContents" style:family="paragraph">
      <style:text-properties fo:font-size="8pt" style:font-size-asian="8pt" style:font-size-complex="8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P2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6" style:family="table-column">
      <style:table-column-properties style:column-width="3.3048in" style:use-optimal-column-width="false"/>
    </style:style>
    <style:style style:name="TableColumn257" style:family="table-column">
      <style:table-column-properties style:column-width="3.3048in" style:use-optimal-column-width="false"/>
    </style:style>
    <style:style style:name="Table255" style:family="table">
      <style:table-properties style:width="6.6097in" fo:margin-left="0in" table:align="lef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TableContents" style:family="paragraph">
      <style:text-properties fo:font-size="8pt" style:font-size-asian="8pt" style:font-size-complex="8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TableContents" style:family="paragraph">
      <style:text-properties fo:font-size="8pt" style:font-size-asian="8pt" style:font-size-complex="8pt"/>
    </style:style>
    <style:style style:name="P2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5" style:family="table-column">
      <style:table-column-properties style:column-width="3.3048in" style:use-optimal-column-width="false"/>
    </style:style>
    <style:style style:name="TableColumn276" style:family="table-column">
      <style:table-column-properties style:column-width="3.3048in" style:use-optimal-column-width="false"/>
    </style:style>
    <style:style style:name="Table274" style:family="table">
      <style:table-properties style:width="6.6097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TableContents" style:family="paragraph">
      <style:text-properties fo:font-size="8pt" style:font-size-asian="8pt" style:font-size-complex="8pt"/>
    </style:style>
    <style:style style:name="P2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9" style:family="table-column">
      <style:table-column-properties style:column-width="3.3048in" style:use-optimal-column-width="false"/>
    </style:style>
    <style:style style:name="TableColumn290" style:family="table-column">
      <style:table-column-properties style:column-width="3.3048in" style:use-optimal-column-width="false"/>
    </style:style>
    <style:style style:name="Table288" style:family="table">
      <style:table-properties style:width="6.6097in" fo:margin-left="0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ableContents" style:family="paragraph">
      <style:text-properties fo:font-size="8pt" style:font-size-asian="8pt" style:font-size-complex="8pt"/>
    </style:style>
    <style:style style:name="P2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3" style:family="table-column">
      <style:table-column-properties style:column-width="3.3048in" style:use-optimal-column-width="false"/>
    </style:style>
    <style:style style:name="TableColumn304" style:family="table-column">
      <style:table-column-properties style:column-width="3.3048in" style:use-optimal-column-width="false"/>
    </style:style>
    <style:style style:name="Table302" style:family="table">
      <style:table-properties style:width="6.6097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ableContents" style:family="paragraph">
      <style:text-properties fo:font-size="8pt" style:font-size-asian="8pt" style:font-size-complex="8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ableContents" style:family="paragraph">
      <style:text-properties fo:font-size="8pt" style:font-size-asian="8pt" style:font-size-complex="8pt"/>
    </style:style>
    <style:style style:name="P3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7" style:family="table-column">
      <style:table-column-properties style:column-width="3.3048in" style:use-optimal-column-width="false"/>
    </style:style>
    <style:style style:name="TableColumn318" style:family="table-column">
      <style:table-column-properties style:column-width="3.3048in" style:use-optimal-column-width="false"/>
    </style:style>
    <style:style style:name="Table316" style:family="table">
      <style:table-properties style:width="6.6097in" fo:margin-left="0in" table:align="lef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TableContents" style:family="paragraph">
      <style:text-properties fo:font-size="8pt" style:font-size-asian="8pt" style:font-size-complex="8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ableContents" style:family="paragraph">
      <style:text-properties fo:font-size="8pt" style:font-size-asian="8pt" style:font-size-complex="8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TableContents" style:family="paragraph">
      <style:text-properties fo:font-size="8pt" style:font-size-asian="8pt" style:font-size-complex="8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TableContents" style:family="paragraph">
      <style:text-properties fo:font-size="8pt" style:font-size-asian="8pt" style:font-size-complex="8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TableContents" style:family="paragraph">
      <style:text-properties fo:font-size="8pt" style:font-size-asian="8pt" style:font-size-complex="8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TableContents" style:family="paragraph">
      <style:text-properties fo:font-size="8pt" style:font-size-asian="8pt" style:font-size-complex="8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TableContents" style:family="paragraph">
      <style:text-properties fo:font-size="8pt" style:font-size-asian="8pt" style:font-size-complex="8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TableContents" style:family="paragraph">
      <style:text-properties fo:font-size="8pt" style:font-size-asian="8pt" style:font-size-complex="8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ableContents" style:family="paragraph">
      <style:text-properties fo:font-size="8pt" style:font-size-asian="8pt" style:font-size-complex="8pt"/>
    </style:style>
    <style:style style:name="P34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fo:font-size="8pt" style:font-size-asian="8pt" style:font-size-complex="8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size="8pt" style:font-size-asian="8pt" style:font-size-complex="8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font-size="8pt" style:font-size-asian="8pt" style:font-size-complex="8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font-size="8pt" style:font-size-asian="8pt" style:font-size-complex="8pt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Standard" style:family="paragraph">
      <style:text-properties fo:font-size="8pt" style:font-size-asian="8pt" style:font-size-complex="8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font-size="8pt" style:font-size-asian="8pt" style:font-size-complex="8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fo:font-size="8pt" style:font-size-asian="8pt" style:font-size-complex="8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fo:font-size="8pt" style:font-size-asian="8pt" style:font-size-complex="8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fo:font-size="8pt" style:font-size-asian="8pt" style:font-size-complex="8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fo:font-size="8pt" style:font-size-asian="8pt" style:font-size-complex="8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86" style:parent-style-name="Normal" style:family="paragraph">
      <style:text-properties text:display="none"/>
    </style:style>
    <style:style style:name="TableColumn388" style:family="table-column">
      <style:table-column-properties style:column-width="0.5013in" style:use-optimal-column-width="false"/>
    </style:style>
    <style:style style:name="TableColumn389" style:family="table-column">
      <style:table-column-properties style:column-width="0.6263in" style:use-optimal-column-width="false"/>
    </style:style>
    <style:style style:name="TableColumn390" style:family="table-column">
      <style:table-column-properties style:column-width="1.1659in" style:use-optimal-column-width="false"/>
    </style:style>
    <style:style style:name="TableColumn391" style:family="table-column">
      <style:table-column-properties style:column-width="4.3993in" style:use-optimal-column-width="false"/>
    </style:style>
    <style:style style:name="Table387" style:family="table">
      <style:table-properties style:width="6.693in" fo:margin-left="-0.009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428" style:parent-style-name="Standard" style:family="paragraph">
      <style:text-properties style:font-name-asian="Liberation Serif" style:font-name-complex="Liberation Serif"/>
    </style:style>
    <style:style style:name="P429" style:parent-style-name="Normal" style:family="paragraph">
      <style:text-properties style:font-name="Verdana"/>
    </style:style>
    <style:style style:name="P430" style:parent-style-name="Standard" style:family="paragraph">
      <style:text-properties style:font-name-asian="Liberation Serif" style:font-name-complex="Liberation Serif"/>
    </style:style>
    <style:style style:name="P431" style:parent-style-name="Standard" style:family="paragraph">
      <style:text-properties style:font-name-asian="Liberation Serif" style:font-name-complex="Liberation Serif"/>
    </style:style>
    <style:style style:name="P432" style:parent-style-name="Standard" style:family="paragraph">
      <style:text-properties style:font-name-asian="Liberation Serif" style:font-name-complex="Liberation Serif"/>
    </style:style>
    <style:style style:name="P433" style:parent-style-name="Standard" style:family="paragraph">
      <style:text-properties style:font-name-asian="Liberation Serif" style:font-name-complex="Liberation Serif"/>
    </style:style>
    <style:style style:name="TableColumn435" style:family="table-column">
      <style:table-column-properties style:column-width="1.8916in"/>
    </style:style>
    <style:style style:name="TableColumn436" style:family="table-column">
      <style:table-column-properties style:column-width="4.2388in"/>
    </style:style>
    <style:style style:name="Table434" style:family="table">
      <style:table-properties style:width="6.1305in" fo:margin-left="0in" table:align="left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57" style:family="table-row">
      <style:table-row-properties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62" style:family="table-row">
      <style:table-row-properties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67" style:parent-style-name="Standard" style:family="paragraph">
      <style:text-properties style:font-name-asian="Liberation Serif" style:font-name-complex="Liberation Serif"/>
    </style:style>
    <style:style style:name="P468" style:parent-style-name="Standard" style:family="paragraph">
      <style:text-properties style:font-name-asian="Liberation Serif" style:font-name-complex="Liberation Serif"/>
    </style:style>
    <style:style style:name="P469" style:parent-style-name="Standard" style:family="paragraph">
      <style:text-properties style:font-name-asian="Liberation Serif" style:font-name-complex="Liberation Serif"/>
    </style:style>
    <style:style style:name="P470" style:parent-style-name="Standard" style:family="paragraph">
      <style:text-properties style:font-name-asian="Liberation Serif" style:font-name-complex="Liberation Serif"/>
    </style:style>
    <style:style style:name="P471" style:parent-style-name="Standard" style:family="paragraph">
      <style:text-properties style:font-name-asian="Liberation Serif" style:font-name-complex="Liberation Serif"/>
    </style:style>
    <style:style style:name="P472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transferencia de Deposito a Góndola (UC-12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T</text:p>
          </table:table-cell>
          <table:table-cell table:style-name="TableCell19">
            <text:p text:style-name="P20">El sistema permitirá registrar la transferencia de depósito a Góndola completa.</text:p>
          </table:table-cell>
        </table:table-row>
        <table:table-row table:style-name="TableRow21">
          <table:table-cell table:style-name="TableCell22">
            <text:p text:style-name="P23">RF-0T</text:p>
          </table:table-cell>
          <table:table-cell table:style-name="TableCell24">
            <text:p text:style-name="P25">El sistema permitirá ajustar el Stock en la sección correspondiente.</text:p>
          </table:table-cell>
        </table:table-row>
      </table:table>
      <text:p text:style-name="Standard"/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Caso de Uso:</text:p>
          </table:table-cell>
          <table:table-cell table:style-name="TableCell32">
            <text:p text:style-name="P33">Procesar transferencia de Deposito a Góndola (UC-12)</text:p>
          </table:table-cell>
        </table:table-row>
        <table:table-row table:style-name="TableRow34">
          <table:table-cell table:style-name="TableCell35">
            <text:p text:style-name="P36">Actores:</text:p>
          </table:table-cell>
          <table:table-cell table:style-name="TableCell37">
            <text:p text:style-name="P38">Encargado, Repositor<text:s/></text:p>
          </table:table-cell>
        </table:table-row>
        <table:table-row table:style-name="TableRow39">
          <table:table-cell table:style-name="TableCell40">
            <text:p text:style-name="P41">Tipo:</text:p>
          </table:table-cell>
          <table:table-cell table:style-name="TableCell42">
            <text:p text:style-name="P43">Esencial</text:p>
          </table:table-cell>
        </table:table-row>
        <table:table-row table:style-name="TableRow44">
          <table:table-cell table:style-name="TableCell45">
            <text:p text:style-name="P46">Descripción:</text:p>
          </table:table-cell>
          <table:table-cell table:style-name="TableCell47">
            <text:p text:style-name="P48">Realiza la transferencia de Bultos de Deposito a Góndol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2">
            <text:soft-page-break/>
            <text:p text:style-name="P54">Nivel de Caso de uso:</text:p>
          </table:table-cell>
          <table:covered-table-cell/>
        </table:table-row>
        <table:table-row table:style-name="TableRow55">
          <table:table-cell table:style-name="TableCell56" table:number-columns-spanned="2">
            <text:p text:style-name="P57">Paquete: Modelo</text:p>
          </table:table-cell>
          <table:covered-table-cell/>
        </table:table-row>
        <table:table-row table:style-name="TableRow58">
          <table:table-cell table:style-name="TableCell59" table:number-columns-spanned="2">
            <text:p text:style-name="P60">Nombre del Caso de Uso: Procesar transferencia de Deposito a Góndola (UC-12)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Prioridad:</text:p>
          </table:table-cell>
          <table:covered-table-cell/>
        </table:table-row>
        <table:table-row table:style-name="TableRow64">
          <table:table-cell table:style-name="TableCell65">
            <text:p text:style-name="P66">Categoría:</text:p>
          </table:table-cell>
          <table:table-cell table:style-name="TableCell67">
            <text:p text:style-name="P68">Significativo para la Arquitectura: Si</text:p>
          </table:table-cell>
        </table:table-row>
        <table:table-row table:style-name="TableRow69">
          <table:table-cell table:style-name="TableCell70" table:number-columns-spanned="2">
            <text:p text:style-name="P71">Complejidad: Media</text:p>
          </table:table-cell>
          <table:covered-table-cell/>
        </table:table-row>
        <table:table-row table:style-name="TableRow72">
          <table:table-cell table:style-name="TableCell73">
            <text:p text:style-name="P74">Actor<text:s/>Principal: Encargado</text:p>
          </table:table-cell>
          <table:table-cell table:style-name="TableCell75">
            <text:p text:style-name="P76">Actor Secundario: Ninguno</text:p>
          </table:table-cell>
        </table:table-row>
        <table:table-row table:style-name="TableRow77">
          <table:table-cell table:style-name="TableCell78" table:number-columns-spanned="2">
            <text:p text:style-name="P79">Tipo de Caso de Uso:</text:p>
          </table:table-cell>
          <table:covered-table-cell/>
        </table:table-row>
        <table:table-row table:style-name="TableRow80">
          <table:table-cell table:style-name="TableCell81" table:number-columns-spanned="2">
            <table:table table:style-name="Table82">
              <table:table-columns>
                <table:table-column table:style-name="TableColumn83"/>
                <table:table-column table:style-name="TableColumn84"/>
              </table:table-columns>
              <table:table-row table:style-name="TableRow85">
                <table:table-cell table:style-name="TableCell86">
                  <text:p text:style-name="P87">Objetivos:</text:p>
                </table:table-cell>
                <table:table-cell table:style-name="TableCell88">
                  <text:p text:style-name="P89">UC: Registrar la transferencia de artículos de un deposito a una Góndola<text:s/></text:p>
                  <text:p text:style-name="P90">Encargado: Requiere la transferir de un deposito a una góndola artículos que necesitan reposición en<text:s/>góndola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1">
          <table:table-cell table:style-name="TableCell92" table:number-columns-spanned="2">
            <table:table table:style-name="Table93">
              <table:table-columns>
                <table:table-column table:style-name="TableColumn94"/>
                <table:table-column table:style-name="TableColumn95"/>
              </table:table-columns>
              <table:table-row table:style-name="TableRow96">
                <table:table-cell table:style-name="TableCell97">
                  <text:p text:style-name="P98">Precondición:</text:p>
                </table:table-cell>
                <table:table-cell table:style-name="TableCell99">
                  <text:list text:style-name="LFO1" text:continue-numbering="true">
                    <text:list-item>
                      <text:p text:style-name="P100">El Encargado se identifica y autentica.</text:p>
                    </text:list-item>
                    <text:list-item>
                      <text:p text:style-name="P101">Deben existir artículos a reponer en góndola para realizar la transferencia.</text:p>
                    </text:list-item>
                    <text:list-item>
                      <text:p text:style-name="P102">Deben existir proveedores de artículos</text:p>
                    </text:list-item>
                    <text:list-item>
                      <text:p text:style-name="P103">Debe existir un stock de articulo superior en depósito para realizar la<text:s/>transferencia</text:p>
                    </text:list-item>
                  </text:list>
                </table:table-cell>
              </table:table-row>
            </table:table>
            <text:p text:style-name="P104"/>
          </table:table-cell>
          <table:covered-table-cell/>
        </table:table-row>
        <table:table-row table:style-name="TableRow105">
          <table:table-cell table:style-name="TableCell106" table:number-columns-spanned="2">
            <table:table table:style-name="Table107">
              <table:table-columns>
                <table:table-column table:style-name="TableColumn108"/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P112">Pos condición:</text:p>
                </table:table-cell>
                <table:table-cell table:style-name="TableCell113">
                  <text:p text:style-name="P114">Éxito: Flujo Normal</text:p>
                  <text:list text:style-name="LFO2" text:continue-numbering="true">
                    <text:list-item>
                      <text:p text:style-name="P115">Se registra la transferencia de depósito a Góndola completa.</text:p>
                    </text:list-item>
                    <text:list-item>
                      <text:p text:style-name="P116">Se ajusta el Stock en la sección correspondiente.</text:p>
                    </text:list-item>
                  </text:list>
                  <text:p text:style-name="P117">Fracaso 1:<text:s/></text:p>
                  <text:list text:style-name="LFO3" text:continue-numbering="true">
                    <text:list-item>
                      <text:p text:style-name="P118">*a En cualquier momento el sistema falla:</text:p>
                    </text:list-item>
                  </text:list>
                  <text:p text:style-name="P119">Fracaso 2:</text:p>
                  <text:list text:style-name="LFO3" text:continue-numbering="true">
                    <text:list-item>
                      <text:p text:style-name="P120">*a.2 El Sistema detecta<text:s/>anomalías intentando la recuperación</text:p>
                    </text:list-item>
                  </text:list>
                  <text:p text:style-name="P121">Fracaso 3:</text:p>
                  <text:list text:style-name="LFO3" text:continue-numbering="true">
                    <text:list-item>
                      <text:p text:style-name="P122">2.a <text:s/>El Sistema usa el caso de uso “Consultar Saldo en Góndola (UC-14)” y no existe sección a reponer</text:p>
                    </text:list-item>
                  </text:list>
                  <text:p text:style-name="P123">Fracaso 4:</text:p>
                  <text:list text:style-name="LFO4" text:continue-numbering="true">
                    <text:list-item>
                      <text:p text:style-name="P124">El Sistema Informa que no existen Saldos en deposito</text:p>
                    </text:list-item>
                  </text:list>
                  <text:p text:style-name="P125">Fracaso 5:</text:p>
                  <text:list text:style-name="LFO3" text:continue-numbering="true">
                    <text:list-item>
                      <text:p text:style-name="P126">3. a. El Encargado no selecciona un artículo y la cantidad de bultos (que no exceda el máximo a reponer) y el proveedor<text:s/></text:p>
                    </text:list-item>
                  </text:list>
                  <text:p text:style-name="P127">Fracaso 6:</text:p>
                  <text:list text:style-name="LFO5" text:continue-numbering="true">
                    <text:list-item>
                      <text:p text:style-name="P128">8.a El Repositor Desempaqueta el bulto y repone artículos en Sección</text:p>
                    </text:list-item>
                  </text:list>
                </table:table-cell>
              </table:table-row>
            </table:table>
            <text:p text:style-name="P129"/>
          </table:table-cell>
          <table:covered-table-cell/>
        </table:table-row>
        <table:table-row table:style-name="TableRow130">
          <table:table-cell table:style-name="TableCell131" table:number-columns-spanned="2"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>Flujo Normal</text:p>
          </table:table-cell>
          <table:covered-table-cell/>
        </table:table-row>
        <table:table-row table:style-name="TableRow136">
          <table:table-cell table:style-name="TableCell137" table:number-columns-spanned="2">
            <table:table table:style-name="Table138">
              <table:table-columns>
                <table:table-column table:style-name="TableColumn139"/>
                <table:table-column table:style-name="TableColumn140"/>
              </table:table-columns>
              <table:table-row table:style-name="TableRow141">
                <table:table-cell table:style-name="TableCell142">
                  <text:p text:style-name="P143">Actor</text:p>
                </table:table-cell>
                <table:table-cell table:style-name="TableCell144">
                  <text:p text:style-name="P145">Sistema</text:p>
                </table:table-cell>
              </table:table-row>
              <table:table-row table:style-name="TableRow146">
                <table:table-cell table:style-name="TableCell147">
                  <text:p text:style-name="P148">1. El Encargado comienza con una nueva transferencia<text:s/>de Deposito a Góndola</text:p>
                </table:table-cell>
                <table:table-cell table:style-name="TableCell149">
                  <text:p text:style-name="P150"/>
                </table:table-cell>
              </table:table-row>
              <table:table-row table:style-name="TableRow151">
                <table:table-cell table:style-name="TableCell152">
                  <text:p text:style-name="P153"/>
                </table:table-cell>
                <table:table-cell table:style-name="TableCell154">
                  <text:p text:style-name="P155">2. El Sistema usa el caso de uso “Consultar Saldo en Góndola (UC-14)” el cual a presenta una lista de Secciones con<text:s/></text:p>
                  <text:list text:style-name="LFO6" text:continue-numbering="true">
                    <text:list-item>
                      <text:p text:style-name="P156">Lista de los artículos que necesitan reposición (con cantidad de artículos) en Sección</text:p>
                    </text:list-item>
                    <text:list-item>
                      <text:p text:style-name="P157">La cantidad máxima de transferencia de cada artículo (expresado en bultos), se calcula entre el mínimo y máximo de articulo por sección</text:p>
                    </text:list-item>
                    <text:list-item>
                      <text:p text:style-name="P158">Proveedor de cada articulo</text:p>
                    </text:list-item>
                  </text:list>
                  <text:p text:style-name="P159">Solicita que se selección un artículo con Góndola, Estante y Sección</text:p>
                </table:table-cell>
              </table:table-row>
              <table:table-row table:style-name="TableRow160">
                <table:table-cell table:style-name="TableCell161">
                  <text:p text:style-name="P162">3. El Encargado selecciona un artículo y la<text:s/>cantidad de bultos (que no exceda el máximo a reponer) y el proveedor</text:p>
                </table:table-cell>
                <table:table-cell table:style-name="TableCell163">
                  <text:p text:style-name="P164"/>
                </table:table-cell>
              </table:table-row>
              <table:table-row table:style-name="TableRow165">
                <table:table-cell table:style-name="TableCell166">
                  <text:p text:style-name="P167"/>
                </table:table-cell>
                <table:table-cell table:style-name="TableCell168">
                  <text:p text:style-name="P169">4. El Sistema registra la transferencia de Deposito a Góndola con</text:p>
                  <text:list text:style-name="LFO7" text:continue-numbering="true">
                    <text:list-item>
                      <text:p text:style-name="P170">Depósito del que procede</text:p>
                    </text:list-item>
                    <text:list-item>
                      <text:p text:style-name="P171">Encargado que la inicio</text:p>
                    </text:list-item>
                    <text:list-item>
                      <text:p text:style-name="P172">Fecha (fecha del sistema)</text:p>
                    </text:list-item>
                    <text:list-item>
                      <text:p text:style-name="P173">Hora (hora del sistema)</text:p>
                    </text:list-item>
                    <text:list-item>
                      <text:p text:style-name="P174">Estado de la transferencia que no es completa</text:p>
                    </text:list-item>
                  </text:list>
                </table:table-cell>
              </table:table-row>
              <table:table-row table:style-name="TableRow175">
                <table:table-cell table:style-name="TableCell176">
                  <text:p text:style-name="P177"/>
                </table:table-cell>
                <table:table-cell table:style-name="TableCell178">
                  <text:p text:style-name="P179">5. El Sistema usa el caso de Uso Consultar Saldo en Deposito y presenta una lista de sectores con<text:s/></text:p>
                  <text:list text:style-name="LFO8" text:continue-numbering="true">
                    <text:list-item>
                      <text:p text:style-name="P180">Lista de los artículos que necesitan reposición (con cantidad de artículos por bulto)</text:p>
                    </text:list-item>
                    <text:list-item>
                      <text:p text:style-name="P181">La cantidad máxima de compra de cada<text:s/>artículo (expresado en bultos), se calcula entre el mínimo y máximo de bulto por sector</text:p>
                    </text:list-item>
                    <text:list-item>
                      <text:p text:style-name="P182">Proveedor de cada articulo</text:p>
                    </text:list-item>
                  </text:list>
                </table:table-cell>
              </table:table-row>
              <table:table-row table:style-name="TableRow183">
                <table:table-cell table:style-name="TableCell184">
                  <text:p text:style-name="P185"/>
                </table:table-cell>
                <table:table-cell table:style-name="TableCell186">
                  <text:p text:style-name="P187">6. El Sistema selecciona un Deposito con Stock disponible para transferir</text:p>
                </table:table-cell>
              </table:table-row>
              <table:table-row table:style-name="TableRow188">
                <table:table-cell table:style-name="TableCell189">
                  <text:p text:style-name="P190"/>
                </table:table-cell>
                <table:table-cell table:style-name="TableCell191">
                  <text:p text:style-name="P192">7. El Sistema registra la línea de transferencia y presenta una<text:s/>lista con:</text:p>
                  <text:list text:style-name="LFO9" text:continue-numbering="true">
                    <text:list-item>
                      <text:p text:style-name="P193">Cantidad de bultos <text:s/>a transferir (con cantidad artículos por bulto)</text:p>
                    </text:list-item>
                  </text:list>
                </table:table-cell>
              </table:table-row>
              <table:table-row table:style-name="TableRow194">
                <table:table-cell table:style-name="TableCell195">
                  <text:p text:style-name="P196"/>
                </table:table-cell>
                <table:table-cell table:style-name="TableCell197">
                  <text:p text:style-name="P198">8. El sistema agrega a la Transferencia</text:p>
                  <text:list text:style-name="LFO10" text:continue-numbering="true">
                    <text:list-item>
                      <text:p text:style-name="P199">Línea de Transferencia</text:p>
                    </text:list-item>
                    <text:list-item>
                      <text:p text:style-name="P200">Proveedor de la transferencia</text:p>
                    </text:list-item>
                    <text:list-item>
                      <text:p text:style-name="P201">Góndola</text:p>
                    </text:list-item>
                    <text:list-item>
                      <text:p text:style-name="P202">Estante</text:p>
                    </text:list-item>
                    <text:list-item>
                      <text:p text:style-name="P203">Sector</text:p>
                    </text:list-item>
                  </text:list>
                </table:table-cell>
              </table:table-row>
              <text:soft-page-break/>
              <table:table-row table:style-name="TableRow204">
                <table:table-cell table:style-name="TableCell205" table:number-columns-spanned="2">
                  <text:p text:style-name="P206">Se repite el paso 3 a 8 hasta que se indique</text:p>
                </table:table-cell>
                <table:covered-table-cell/>
              </table:table-row>
              <table:table-row table:style-name="TableRow207">
                <table:table-cell table:style-name="TableCell208">
                  <text:p text:style-name="P209"/>
                </table:table-cell>
                <table:table-cell table:style-name="TableCell210">
                  <text:p text:style-name="P211">9. El<text:s/>sistema agrega a la Transferencia</text:p>
                  <text:list text:style-name="LFO11" text:continue-numbering="true">
                    <text:list-item>
                      <text:p text:style-name="P212">Un Repositor Destinatario<text:s/></text:p>
                    </text:list-item>
                  </text:list>
                  <text:p text:style-name="P213">Solicita al Repositor que desempaquete el Bulto y reponga los artículos en la Sección<text:s/></text:p>
                </table:table-cell>
              </table:table-row>
              <table:table-row table:style-name="TableRow214">
                <table:table-cell table:style-name="TableCell215">
                  <text:p text:style-name="P216">10. El Repositor Desempaqueta el bulto y repone artículos en Sección</text:p>
                </table:table-cell>
                <table:table-cell table:style-name="TableCell217">
                  <text:p text:style-name="P218"/>
                </table:table-cell>
              </table:table-row>
              <table:table-row table:style-name="TableRow219">
                <table:table-cell table:style-name="TableCell220">
                  <text:p text:style-name="P221"/>
                </table:table-cell>
                <table:table-cell table:style-name="TableCell222">
                  <text:p text:style-name="P223">11. El Sistema utiliza el caso de<text:s/>uso “Ajustar Stock en Góndola” (UC-05) en función a cada artículo desempaquetados</text:p>
                </table:table-cell>
              </table:table-row>
              <table:table-row table:style-name="TableRow224">
                <table:table-cell table:style-name="TableCell225">
                  <text:p text:style-name="P226"/>
                </table:table-cell>
                <table:table-cell table:style-name="TableCell227">
                  <text:p text:style-name="P228">12. El sistema actualiza el estado de la Transferencia a completado</text:p>
                </table:table-cell>
              </table:table-row>
            </table:table>
            <text:p text:style-name="P229"/>
          </table:table-cell>
          <table:covered-table-cell/>
        </table:table-row>
        <text:soft-page-break/>
        <table:table-row table:style-name="TableRow230">
          <table:table-cell table:style-name="TableCell231" table:number-columns-spanned="2">
            <text:p text:style-name="P232">Flujos Alternativos</text:p>
          </table:table-cell>
          <table:covered-table-cell/>
        </table:table-row>
        <table:table-row table:style-name="TableRow233">
          <table:table-cell table:style-name="TableCell234" table:number-columns-spanned="2">
            <table:table table:style-name="Table235">
              <table:table-columns>
                <table:table-column table:style-name="TableColumn236"/>
                <table:table-column table:style-name="TableColumn237"/>
              </table:table-columns>
              <table:table-row table:style-name="TableRow238">
                <table:table-cell table:style-name="TableCell239" table:number-columns-spanned="2">
                  <text:p text:style-name="P240">*a En cualquier momento el sistema falla:</text:p>
                  <text:p text:style-name="P241">Para dar soporte a la recuperación y<text:s/>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242">
                <table:table-cell table:style-name="TableCell243">
                  <text:p text:style-name="P244">1. El Encargado reinicia el Sistema, inicia sesión, y solicita la recuperación al estado anterior</text:p>
                </table:table-cell>
                <table:table-cell table:style-name="TableCell245">
                  <text:p text:style-name="P246"/>
                </table:table-cell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2. El Sistema<text:s/>reconstituye el estado anterior</text:p>
                </table:table-cell>
              </table:table-row>
            </table:table>
            <text:p text:style-name="P252"/>
          </table:table-cell>
          <table:covered-table-cell/>
        </table:table-row>
        <table:table-row table:style-name="TableRow253">
          <table:table-cell table:style-name="TableCell254" table:number-columns-spanned="2">
            <table:table table:style-name="Table255">
              <table:table-columns>
                <table:table-column table:style-name="TableColumn256"/>
                <table:table-column table:style-name="TableColumn257"/>
              </table:table-columns>
              <table:table-row table:style-name="TableRow258">
                <table:table-cell table:style-name="TableCell259" table:number-columns-spanned="2">
                  <text:p text:style-name="P260">*a.2 El Sistema detecta anomalías intentando la recuperación</text:p>
                </table:table-cell>
                <table:covered-table-cell/>
              </table:table-row>
              <table:table-row table:style-name="TableRow261">
                <table:table-cell table:style-name="TableCell262">
                  <text:p text:style-name="P263"/>
                </table:table-cell>
                <table:table-cell table:style-name="TableCell264">
                  <text:p text:style-name="P265">1. El Sistema informa del error al Encargado, registra el error, y pasa a un estado limpio</text:p>
                </table:table-cell>
              </table:table-row>
              <table:table-row table:style-name="TableRow266">
                <table:table-cell table:style-name="TableCell267">
                  <text:p text:style-name="P268"/>
                </table:table-cell>
                <table:table-cell table:style-name="TableCell269">
                  <text:p text:style-name="P270">2. El Encargado comienza un nueva venta</text:p>
                </table:table-cell>
              </table:table-row>
            </table:table>
            <text:p text:style-name="P271"/>
          </table:table-cell>
          <table:covered-table-cell/>
        </table:table-row>
        <table:table-row table:style-name="TableRow272">
          <table:table-cell table:style-name="TableCell273" table:number-columns-spanned="2">
            <table:table table:style-name="Table274">
              <table:table-columns>
                <table:table-column table:style-name="TableColumn275"/>
                <table:table-column table:style-name="TableColumn276"/>
              </table:table-columns>
              <table:table-row table:style-name="TableRow277">
                <table:table-cell table:style-name="TableCell278" table:number-columns-spanned="2">
                  <text:p text:style-name="P279">2.a <text:s/>El Sistema usa el<text:s/>caso de uso “Consultar Saldo en Góndola (UC-14)”</text:p>
                </table:table-cell>
                <table:covered-table-cell/>
              </table:table-row>
              <table:table-row table:style-name="TableRow280">
                <table:table-cell table:style-name="TableCell281">
                  <text:p text:style-name="P282"/>
                </table:table-cell>
                <table:table-cell table:style-name="TableCell283">
                  <text:p text:style-name="P284">1. El Sistema no presenta ninguna sección para transferir</text:p>
                </table:table-cell>
              </table:table-row>
            </table:table>
            <text:p text:style-name="P285"/>
          </table:table-cell>
          <table:covered-table-cell/>
        </table:table-row>
        <table:table-row table:style-name="TableRow286">
          <table:table-cell table:style-name="TableCell287" table:number-columns-spanned="2">
            <table:table table:style-name="Table288">
              <table:table-columns>
                <table:table-column table:style-name="TableColumn289"/>
                <table:table-column table:style-name="TableColumn290"/>
              </table:table-columns>
              <table:table-row table:style-name="TableRow291">
                <table:table-cell table:style-name="TableCell292" table:number-columns-spanned="2">
                  <text:p text:style-name="P293">3. a. El Encargado no selecciona un artículo y la cantidad de bultos (que no exceda el máximo a reponer) y el proveedor</text:p>
                </table:table-cell>
                <table:covered-table-cell/>
              </table:table-row>
              <table:table-row table:style-name="TableRow294">
                <table:table-cell table:style-name="TableCell295">
                  <text:p text:style-name="P296"/>
                </table:table-cell>
                <table:table-cell table:style-name="TableCell297">
                  <text:p text:style-name="P298">1. El Sistema informa<text:s/>que no se realizó ninguna transferencia y que hay artículos que requieren de atención.<text:s/></text:p>
                </table:table-cell>
              </table:table-row>
            </table:table>
            <text:p text:style-name="P299"/>
          </table:table-cell>
          <table:covered-table-cell/>
        </table:table-row>
        <table:table-row table:style-name="TableRow300">
          <table:table-cell table:style-name="TableCell301" table:number-columns-spanned="2">
            <table:table table:style-name="Table302">
              <table:table-columns>
                <table:table-column table:style-name="TableColumn303"/>
                <table:table-column table:style-name="TableColumn304"/>
              </table:table-columns>
              <table:table-row table:style-name="TableRow305">
                <table:table-cell table:style-name="TableCell306" table:number-columns-spanned="2">
                  <text:p text:style-name="P307">5.a El Sistema usa el caso de Uso Consultar Saldo en Deposito y presenta una lista de sectores con</text:p>
                </table:table-cell>
                <table:covered-table-cell/>
              </table:table-row>
              <table:table-row table:style-name="TableRow308">
                <table:table-cell table:style-name="TableCell309">
                  <text:p text:style-name="P310"/>
                </table:table-cell>
                <table:table-cell table:style-name="TableCell311">
                  <text:p text:style-name="P312"><text:s/>1. El Sistema Informa que no existen Saldos en deposito</text:p>
                </table:table-cell>
              </table:table-row>
            </table:table>
            <text:p text:style-name="P313"/>
          </table:table-cell>
          <table:covered-table-cell/>
        </table:table-row>
        <table:table-row table:style-name="TableRow314">
          <table:table-cell table:style-name="TableCell315" table:number-columns-spanned="2">
            <table:table table:style-name="Table316">
              <table:table-columns>
                <table:table-column table:style-name="TableColumn317"/>
                <table:table-column table:style-name="TableColumn318"/>
              </table:table-columns>
              <table:table-row table:style-name="TableRow319">
                <table:table-cell table:style-name="TableCell320" table:number-columns-spanned="2">
                  <text:p text:style-name="P321">10.a El Repositor Desempaqueta el bulto y repone artículos en Sección</text:p>
                </table:table-cell>
                <table:covered-table-cell/>
              </table:table-row>
              <table:table-row table:style-name="TableRow322">
                <table:table-cell table:style-name="TableCell323">
                  <text:p text:style-name="P324">1. El repositor no repone artículos.</text:p>
                </table:table-cell>
                <table:table-cell table:style-name="TableCell325">
                  <text:p text:style-name="P326"><text:s/></text:p>
                </table:table-cell>
              </table:table-row>
              <table:table-row table:style-name="TableRow327">
                <table:table-cell table:style-name="TableCell328">
                  <text:p text:style-name="P329"/>
                </table:table-cell>
                <table:table-cell table:style-name="TableCell330">
                  <text:p text:style-name="P331">2. El Sistema busca a otro repositor para realizar la reposición y le solicita que desempaquete</text:p>
                </table:table-cell>
              </table:table-row>
              <table:table-row table:style-name="TableRow332">
                <table:table-cell table:style-name="TableCell333">
                  <text:p text:style-name="P334">3. El Repositor Desempaqueta el bulto y repone<text:s/>artículos en Sección</text:p>
                </table:table-cell>
                <table:table-cell table:style-name="TableCell335">
                  <text:p text:style-name="P336"/>
                </table:table-cell>
              </table:table-row>
              <table:table-row table:style-name="TableRow337">
                <table:table-cell table:style-name="TableCell338">
                  <text:p text:style-name="P339"/>
                </table:table-cell>
                <table:table-cell table:style-name="TableCell340">
                  <text:p text:style-name="P341">4. El Sistema utiliza el caso de uso “Ajustar Stock en Góndola” (UC-05) en función a cada artículo desempaquetados</text:p>
                </table:table-cell>
              </table:table-row>
              <table:table-row table:style-name="TableRow342">
                <table:table-cell table:style-name="TableCell343">
                  <text:p text:style-name="P344"/>
                </table:table-cell>
                <table:table-cell table:style-name="TableCell345">
                  <text:p text:style-name="P346">5. El sistema actualiza el estado de la Transferencia a completado</text:p>
                </table:table-cell>
              </table:table-row>
            </table:table>
            <text:p text:style-name="P347"/>
          </table:table-cell>
          <table:covered-table-cell/>
        </table:table-row>
        <table:table-row table:style-name="TableRow348">
          <table:table-cell table:style-name="TableCell349" table:number-columns-spanned="2">
            <text:p text:style-name="P350">Se repite el paso 2 a 3 hasta que se<text:s/>encuentre un Repositor que realice la tarea</text:p>
          </table:table-cell>
          <table:covered-table-cell/>
        </table:table-row>
        <table:table-row table:style-name="TableRow351">
          <table:table-cell table:style-name="TableCell352" table:number-columns-spanned="2">
            <text:p text:style-name="P353"/>
          </table:table-cell>
          <table:covered-table-cell/>
        </table:table-row>
        <table:table-row table:style-name="TableRow354">
          <table:table-cell table:style-name="TableCell355" table:number-columns-spanned="2">
            <text:p text:style-name="P356">Observación: No contempla la compra directa, esta es controlada por “Consultar Saldo en Deposito (UC-08)”</text:p>
          </table:table-cell>
          <table:covered-table-cell/>
        </table:table-row>
        <table:table-row table:style-name="TableRow357">
          <table:table-cell table:style-name="TableCell358" table:number-columns-spanned="2">
            <text:p text:style-name="P359">Reglas de Negocio Asociadas:<text:s/></text:p>
          </table:table-cell>
          <table:covered-table-cell/>
        </table:table-row>
        <table:table-row table:style-name="TableRow360">
          <table:table-cell table:style-name="TableCell361" table:number-columns-spanned="2">
            <text:p text:style-name="P362">Requerimientos no Funcionales Asociados:</text:p>
          </table:table-cell>
          <table:covered-table-cell/>
        </table:table-row>
        <table:table-row table:style-name="TableRow363">
          <table:table-cell table:style-name="TableCell364">
            <text:p text:style-name="P365">Fuente: Roberto Sueldo</text:p>
          </table:table-cell>
          <table:table-cell table:style-name="TableCell366">
            <text:p text:style-name="P367">Referencia Fuente: Trabajo Practico Integrador POO</text:p>
          </table:table-cell>
        </table:table-row>
        <table:table-row table:style-name="TableRow368">
          <table:table-cell table:style-name="TableCell369" table:number-columns-spanned="2">
            <text:p text:style-name="P370">Asociación de Extensión: Ninguna</text:p>
          </table:table-cell>
          <table:covered-table-cell/>
        </table:table-row>
        <table:table-row table:style-name="TableRow371">
          <table:table-cell table:style-name="TableCell372" table:number-columns-spanned="2">
            <text:p text:style-name="P373">Asociación de Inclusión: “Consultar Saldo en Deposito (UC-08)”</text:p>
          </table:table-cell>
          <table:covered-table-cell/>
        </table:table-row>
        <table:table-row table:style-name="TableRow374">
          <table:table-cell table:style-name="TableCell375" table:number-columns-spanned="2">
            <text:p text:style-name="P376">Caso de Uso donde se incluye: Ninguna</text:p>
          </table:table-cell>
          <table:covered-table-cell/>
        </table:table-row>
        <table:table-row table:style-name="TableRow377">
          <table:table-cell table:style-name="TableCell378" table:number-columns-spanned="2">
            <text:p text:style-name="P379">Caso de Uso al que extiende: Ninguna</text:p>
          </table:table-cell>
          <table:covered-table-cell/>
        </table:table-row>
        <table:table-row table:style-name="TableRow380">
          <table:table-cell table:style-name="TableCell381" table:number-columns-spanned="2">
            <text:p text:style-name="P382">Caso de Uso de generalización:</text:p>
          </table:table-cell>
          <table:covered-table-cell/>
        </table:table-row>
        <table:table-row table:style-name="TableRow383">
          <table:table-cell table:style-name="TableCell384" table:number-columns-spanned="2">
            <text:p text:style-name="P385">Historia de cambios</text:p>
          </table:table-cell>
          <table:covered-table-cell/>
        </table:table-row>
      </table:table>
      <text:p text:style-name="P386"/>
      <table:table table:style-name="Table387">
        <table:table-columns>
          <table:table-column table:style-name="TableColumn388"/>
          <table:table-column table:style-name="TableColumn389"/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p text:style-name="P394">Versión</text:p>
          </table:table-cell>
          <table:table-cell table:style-name="TableCell395">
            <text:p text:style-name="P396">Fecha</text:p>
          </table:table-cell>
          <table:table-cell table:style-name="TableCell397">
            <text:p text:style-name="P398">Autor</text:p>
          </table:table-cell>
          <table:table-cell table:style-name="TableCell399">
            <text:p text:style-name="P400">Descripción de Cambio</text:p>
          </table:table-cell>
        </table:table-row>
        <table:table-row table:style-name="TableRow401">
          <table:table-cell table:style-name="TableCell402">
            <text:p text:style-name="P403">1.0</text:p>
          </table:table-cell>
          <table:table-cell table:style-name="TableCell404">
            <text:p text:style-name="P405">11/07/2015</text:p>
          </table:table-cell>
          <table:table-cell table:style-name="TableCell406">
            <text:p text:style-name="P407">Betancur Damián Ariel</text:p>
          </table:table-cell>
          <table:table-cell table:style-name="TableCell408">
            <text:p text:style-name="P409">Inicio del caso de uso</text:p>
          </table:table-cell>
        </table:table-row>
        <table:table-row table:style-name="TableRow410">
          <table:table-cell table:style-name="TableCell411">
            <text:p text:style-name="P412">1.0</text:p>
          </table:table-cell>
          <table:table-cell table:style-name="TableCell413">
            <text:p text:style-name="P414">11/07/2015</text:p>
          </table:table-cell>
          <table:table-cell table:style-name="TableCell415">
            <text:p text:style-name="P416">Betancur Damián Ariel</text:p>
          </table:table-cell>
          <table:table-cell table:style-name="TableCell417">
            <text:p text:style-name="P418">Diagrama de Secuencia del Sistema (DSS)</text:p>
          </table:table-cell>
        </table:table-row>
        <table:table-row table:style-name="TableRow419">
          <table:table-cell table:style-name="TableCell420">
            <text:p text:style-name="P421">1.0</text:p>
          </table:table-cell>
          <table:table-cell table:style-name="TableCell422">
            <text:p text:style-name="P423">20/07/2015</text:p>
          </table:table-cell>
          <table:table-cell table:style-name="TableCell424">
            <text:p text:style-name="P425">Betancur Damián Ariel</text:p>
          </table:table-cell>
          <table:table-cell table:style-name="TableCell426">
            <text:p text:style-name="P427">Codificación<text:s/>del caso de uso, asociación de requisitos y reglas del negocio</text:p>
          </table:table-cell>
        </table:table-row>
      </table:table>
      <text:p text:style-name="P428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/>
      <text:p text:style-name="Standard"/>
      <text:p text:style-name="Standard"><draw:frame draw:z-index="251659264" draw:id="id0" draw:style-name="a0" draw:name="Object 2" text:anchor-type="paragraph" svg:x="0in" svg:y="0in" svg:width="6.33333in" svg:height="3.69861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5.90417in" svg:height="2.05139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3360" draw:id="id2" draw:style-name="a2" draw:name="Object 4" text:anchor-type="paragraph" svg:x="0in" svg:y="0in" svg:width="5.94236in" svg:height="2.00625in" style:rel-width="scale" style:rel-height="scale"><draw:object-ole draw:class-id="00021A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65408" draw:id="id3" draw:style-name="a3" draw:name="Object 5" text:anchor-type="paragraph" svg:x="0in" svg:y="0in" svg:width="6.43611in" svg:height="2.60278in" style:rel-width="scale" style:rel-height="scale"><draw:object-ole draw:class-id="00021A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7456" draw:id="id4" draw:style-name="a4" draw:name="Object 6" text:anchor-type="paragraph" svg:x="0in" svg:y="0in" svg:width="6.2375in" svg:height="2.60278in" style:rel-width="scale" style:rel-height="scale"><draw:object-ole draw:class-id="00021A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29">Contratos y Colaboraciones de la Operación</text:p>
      <text:p text:style-name="P430"/>
      <text:p text:style-name="P431"/>
      <text:p text:style-name="P432"/>
      <text:p text:style-name="P433"/>
      <table:table table:style-name="Table434">
        <table:table-columns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Operación<text:s/>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Responsabilidades</text:p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Caso de Uso</text:p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>Controlador</text:p>
          </table:table-cell>
          <table:table-cell table:style-name="TableCell455">
            <text:p text:style-name="P456"/>
          </table:table-cell>
        </table:table-row>
        <table:table-row table:style-name="TableRow457">
          <table:table-cell table:style-name="TableCell458">
            <text:p text:style-name="P459">Precondiciones</text:p>
          </table:table-cell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>Postcondiciones</text:p>
          </table:table-cell>
          <table:table-cell table:style-name="TableCell465">
            <text:p text:style-name="P466"/>
          </table:table-cell>
        </table:table-row>
      </table:table>
      <text:p text:style-name="P467"/>
      <text:p text:style-name="P468"/>
      <text:p text:style-name="P469"/>
      <text:p text:style-name="P470"/>
      <text:p text:style-name="P471"/>
      <text:p text:style-name="P47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7:04:00Z</dc:date>
    <meta:print-date>2014-11-21T17:11:00Z</meta:print-date>
    <meta:template xlink:href="Normal" xlink:type="simple"/>
    <meta:editing-cycles>163</meta:editing-cycles>
    <meta:editing-duration>PT73260S</meta:editing-duration>
    <meta:document-statistic meta:page-count="6" meta:paragraph-count="13" meta:word-count="1025" meta:character-count="6652" meta:row-count="47" meta:non-whitespace-character-count="5640"/>
  </office:meta>
</office:document-meta>
</file>